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text-align="center"/>
      <style:text-properties style:font-name="Times New Roman" fo:font-size="26.0pt"/>
    </style:style>
    <style:style style:name="P3" style:family="paragraph" style:parent-style-name="Standard">
      <style:text-properties style:font-name="Times New Roman" fo:font-size="15.0pt"/>
    </style:style>
    <style:style style:name="P4" style:family="paragraph" style:parent-style-name="Standard">
      <style:text-properties style:font-name="Times New Roman" fo:font-size="12.0pt"/>
    </style:style>
    <style:style style:name="P5" style:family="paragraph" style:parent-style-name="Standard">
      <style:paragraph-properties fo:text-align="end"/>
      <style:text-properties style:font-name="Times New Roman" fo:font-size="15.0pt"/>
    </style:style>
    <style:style style:name="P6" style:family="paragraph" style:parent-style-name="Standard">
      <style:paragraph-properties fo:text-align="center"/>
      <style:text-properties style:font-name="Times New Roman" fo:font-size="15.0pt"/>
    </style:style>
    <style:style style:name="P7" style:family="paragraph" style:parent-style-name="Standard">
      <style:paragraph-properties fo:text-align="center"/>
      <style:text-properties style:font-name="Times New Roman" fo:font-size="12.0pt"/>
    </style:style>
    <style:style style:name="T1" style:family="text">
      <style:text-properties fo:font-style="italic" fo:font-style-asian="italic" fo:font-style-complex="italic"/>
    </style:style>
    <style:style style:name="T2" style:family="text">
      <style:text-properties fo:font-size="15.0pt" fo:font-size-asian="15.0pt" fo:font-size-complex="15.0pt"/>
    </style:style>
    <style:style style:name="T3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&lt;for each="card in records"&gt;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/>
          </table:table-cell>
          <table:table-cell table:style-name="TableCell1">
            <text:p text:style-name="P2"><text:span text:style-name="T1">Gift Certificate</text:span></text:p>
          </table:table-cell>
          <table:table-cell table:style-name="TableCell1">
            <text:p text:style-name="P3">No. <text:s/>&lt;card.number&gt;</text:p>
          </table:table-cell>
        </table:table-row>
      </table:table>
      <table:table table:name="Table2" table:style-name="Table1">
        <table:table-column table:style-name="TableColumn1"/>
        <table:table-row>
          <table:table-cell table:style-name="TableCell1">
            <table:table table:name="Table3" table:style-name="Table1">
              <table:table-column table:style-name="TableColumn1"/>
              <table:table-column table:style-name="TableColumn1"/>
              <table:table-column table:style-name="TableColumn1"/>
              <table:table-row>
                <table:table-cell table:style-name="TableCell1">
                  <text:p text:style-name="P1"/>
                </table:table-cell>
                <table:table-cell table:style-name="TableCell1">
                  <text:p text:style-name="P1"/>
                </table:table-cell>
                <table:table-cell table:style-name="TableCell1">
                  <text:p text:style-name="P4">Date: &lt;format_date(datetime.date.today(), user.language, date=True)&gt;</text:p>
                </table:table-cell>
              </table:table-row>
            </table:table>
            <table:table table:name="Table4" table:style-name="Table1">
              <table:table-column table:style-name="TableColumn1"/>
              <table:table-column table:style-name="TableColumn1"/>
              <table:table-column table:style-name="TableColumn1"/>
              <table:table-column table:style-name="TableColumn1"/>
              <table:table-column table:style-name="TableColumn1"/>
              <table:table-column table:style-name="TableColumn1"/>
              <table:table-row>
                <table:table-cell table:style-name="TableCell1">
                  <text:p text:style-name="P5">A GIFT FOR</text:p>
                </table:table-cell>
                <table:table-cell table:style-name="TableCell1">
                  <text:p text:style-name="P1"/>
                </table:table-cell>
                <table:table-cell table:style-name="TableCell1">
                  <text:p text:style-name="P3">&lt;card.recipient_name&gt;______________________________________________________</text:p>
                </table:table-cell>
                <table:table-cell table:style-name="TableCell1">
                  <text:p text:style-name="P3"/>
                </table:table-cell>
              </table:table-row>
              <table:table-row>
                <table:table-cell table:style-name="TableCell1">
                  <text:p text:style-name="P5">FROM</text:p>
                </table:table-cell>
                <table:table-cell table:style-name="TableCell1">
                  <text:p text:style-name="P1"/>
                </table:table-cell>
                <table:table-cell table:style-name="TableCell1">
                  <text:p text:style-name="P4"><text:span text:style-name="T1">&lt;card.sale and (card.sale.invoice_address.name or card.sale.party.name)&gt;</text:span><text:span text:style-name="T2">_____________________________________________________</text:span></text:p>
                </table:table-cell>
                <table:table-cell table:style-name="TableCell1">
                  <text:p text:style-name="P1"/>
                </table:table-cell>
              </table:table-row>
              <table:table-row>
                <table:table-cell table:style-name="TableCell1">
                  <text:p text:style-name="P5">VALUE</text:p>
                </table:table-cell>
                <table:table-cell table:style-name="TableCell1">
                  <text:p text:style-name="P1"/>
                </table:table-cell>
                <table:table-cell table:style-name="TableCell1">
                  <text:p text:style-name="P4"><text:span text:style-name="T3">&lt;num2words(card.amount).upper()&gt; ONLY.</text:span></text:p>
                </table:table-cell>
                <table:table-cell table:style-name="TableCell1">
                  <table:table table:name="Table5" table:style-name="Table1">
                    <table:table-column table:style-name="TableColumn1"/>
                    <table:table-row>
                      <table:table-cell table:style-name="TableCell1">
                        <text:p text:style-name="P4"><text:s text:c="2"/>&lt;format_date(card.amount, user.language, currency=card.currency)&gt;</text:p>
                      </table:table-cell>
                    </table:table-row>
                  </table:table>
                  <text:p text:style-name="P1"/>
                </table:table-cell>
              </table:table-row>
              <table:table-row>
                <table:table-cell table:style-name="TableCell1">
                  <text:p text:style-name="P1"/>
                </table:table-cell>
                <table:table-cell table:style-name="TableCell1">
                  <text:p text:style-name="P6">_________________________________</text:p>
                </table:table-cell>
              </table:table-row>
              <table:table-row>
                <table:table-cell table:style-name="TableCell1">
                  <text:p text:style-name="P7"><text:span text:style-name="T1">Authorized Signature</text:span></text:p>
                </table:table-cell>
              </table:table-row>
            </table:table>
            <text:p text:style-name="P1"/>
          </table:table-cell>
        </table:table-row>
      </table:table>
      <text:p text:style-name="P1">&lt;/fo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